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8.93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6.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1.31mm" fo:break-before="auto" style:use-optimal-row-height="false"/>
    </style:style>
    <style:style style:name="ro2" style:family="table-row">
      <style:table-row-properties style:row-height="30.8mm" fo:break-before="auto" style:use-optimal-row-height="false"/>
    </style:style>
    <style:style style:name="ro3" style:family="table-row">
      <style:table-row-properties style:row-height="20.27mm" fo:break-before="auto" style:use-optimal-row-height="false"/>
    </style:style>
    <style:style style:name="ro4" style:family="table-row">
      <style:table-row-properties style:row-height="20.8mm" fo:break-before="auto" style:use-optimal-row-height="false"/>
    </style:style>
    <style:style style:name="ro5" style:family="table-row">
      <style:table-row-properties style:row-height="22.9mm" fo:break-before="auto" style:use-optimal-row-height="false"/>
    </style:style>
    <style:style style:name="ro6" style:family="table-row">
      <style:table-row-properties style:row-height="31.3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8pt" style:font-size-asian="8pt" style:font-name-complex="Arial" style:font-size-complex="8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row table:style-name="ro1">
          <table:table-cell office:value-type="string" calcext:value-type="string">
            <text:p>TC</text:p>
          </table:table-cell>
          <table:table-cell table:style-name="ce2" office:value-type="string" calcext:value-type="string">
            <text:p>Classi di Equivalenza coperte</text:p>
          </table:table-cell>
          <table:table-cell table:style-name="ce2" office:value-type="string" calcext:value-type="string">
            <text:p>Precondizioni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ost-Condizioni Attese</text:p>
          </table:table-cell>
          <table:table-cell table:style-name="ce2" office:value-type="string" calcext:value-type="string">
            <text:p>Output Ottenuti</text:p>
          </table:table-cell>
          <table:table-cell table:style-name="ce2" office:value-type="string" calcext:value-type="string">
            <text:p>Post-Condizioni Ottenute</text:p>
          </table:table-cell>
          <table:table-cell table:style-name="ce2" office:value-type="string" calcext:value-type="string">
            <text:p>Esito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ENOTAZIONE DISPONIBILE</text:p>
          </table:table-cell>
          <table:table-cell table:style-name="ce2" office:value-type="string" calcext:value-type="string">
            <text:p>CodiceAnalisi e Cliente specificati sono presenti nel database; <text:s/>non sono memorizzate nel database prenotazioni assegnate alla stessa stanza con orario sovrapposto a quella da registrare.</text:p>
          </table:table-cell>
          <table:table-cell office:value-type="string" calcext:value-type="string">
            <text:p>orario=06/04/2017 16:30; codiceAnalisi=”169-RM busto”; cliente=(“Mario”,”Rossi”, “Via Monte Napoleone 35,Milano”, 6/4/1990, “MA90RO04MI06”, “0815769164”, “<text:a xlink:href="mailto:mario@gmail.com" xlink:type="simple">mario@gmail.com</text:a>”,1)</text:p>
          </table:table-cell>
          <table:table-cell table:style-name="ce2" office:value-type="string" calcext:value-type="string">
            <text:p>Prenotazione=(id!=null, “169-RM busto”, 06/04/2017 16:30, “ASSEGNATA”,1,iStanza!=null)</text:p>
          </table:table-cell>
          <table:table-cell table:style-name="ce2" office:value-type="string" calcext:value-type="string">
            <text:p>Presenza della prenotazione registrata nel database e ritorno della prenotazione corretta con id settato (autogenerato).</text:p>
          </table:table-cell>
          <table:table-cell table:style-name="ce2" office:value-type="string" calcext:value-type="string">
            <text:p>Prenotazione=(id!=null, “169-RM busto”, 06/04/2017 16:30, “ASSEGNATA”,1,idStanza!=null)</text:p>
          </table:table-cell>
          <table:table-cell table:style-name="ce2" office:value-type="string" calcext:value-type="string">
            <text:p>Prenotazione registrata nel database e ritorno della prenotazione corretta con id autogenerato.</text:p>
          </table:table-cell>
          <table:table-cell table:style-name="ce2" office:value-type="string" calcext:value-type="string">
            <text:p>NEGATIVO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IENTE NON MEMORIZZATO</text:p>
          </table:table-cell>
          <table:table-cell table:style-name="ce2" office:value-type="string" calcext:value-type="string">
            <text:p>Cliente specificato non presente nel database.</text:p>
          </table:table-cell>
          <table:table-cell table:style-name="ce2" office:value-type="string" calcext:value-type="string">
            <text:p>orario=06/04/2018 16:30; codiceAnalisi=”169-RM busto”; cliente=(“Cristoforo”,”Colombo”, “Genova”, 3/8/1492, “CRI”, “081”, “@colombo.it”)</text:p>
          </table:table-cell>
          <table:table-cell table:style-name="ce2" office:value-type="string" calcext:value-type="string">
            <text:p>Cliente Inesistente: prenotazione non disponibile</text:p>
          </table:table-cell>
          <table:table-cell table:style-name="ce2" office:value-type="string" calcext:value-type="string">
            <text:p>Prenotazione non registrata.</text:p>
          </table:table-cell>
          <table:table-cell table:style-name="ce2" office:value-type="string" calcext:value-type="string">
            <text:p>Cliente Inesistente: prenotazione non disponibile</text:p>
          </table:table-cell>
          <table:table-cell table:style-name="ce2" office:value-type="string" calcext:value-type="string">
            <text:p>Prenotazione non registrata.</text:p>
          </table:table-cell>
          <table:table-cell table:style-name="ce2" office:value-type="string" calcext:value-type="string">
            <text:p>NEGATIVO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DICE ANALISI NON MEMORIZZATO</text:p>
          </table:table-cell>
          <table:table-cell table:style-name="ce2" office:value-type="string" calcext:value-type="string">
            <text:p>CodiceAnalisi specificato non presente nel database.</text:p>
          </table:table-cell>
          <table:table-cell office:value-type="string" calcext:value-type="string">
            <text:p>orario=06/04/2019 16:30; codiceAnalisi=”170-RM torace”; cliente=(“Mario”,”Rossi”, “Via Monte Napoleone 35,Milano”, 6/4/1990, “MA90RO04MI06”, “0815769164”, “<text:a xlink:href="mailto:mario@gmail.com" xlink:type="simple">mario@gmail.com</text:a>”,1)</text:p>
          </table:table-cell>
          <table:table-cell table:style-name="ce2" office:value-type="string" calcext:value-type="string">
            <text:p>Prenotazione non disponibile.</text:p>
          </table:table-cell>
          <table:table-cell table:style-name="ce2" office:value-type="string" calcext:value-type="string">
            <text:p>Prenotazione non registrata.</text:p>
          </table:table-cell>
          <table:table-cell table:style-name="ce2" office:value-type="string" calcext:value-type="string">
            <text:p>Prenotazione non disponibile.</text:p>
          </table:table-cell>
          <table:table-cell table:style-name="ce2" office:value-type="string" calcext:value-type="string">
            <text:p>Prenotazione non registrata.</text:p>
          </table:table-cell>
          <table:table-cell office:value-type="string" calcext:value-type="string">
            <text:p>NEGATIVO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RENOTAZIONE ASSEGNATA SOVRAPPOSTA</text:p>
          </table:table-cell>
          <table:table-cell table:style-name="ce2" office:value-type="string" calcext:value-type="string">
            <text:p>Nel database esiste già una prenotazione assegnata per l'orario specificato e non vi è nessun altra stanza disponibile.</text:p>
          </table:table-cell>
          <table:table-cell office:value-type="string" calcext:value-type="string">
            <text:p>Orario=10/02/2017 10:40; codiceAnalisi=”169-RM busto”; cliente=(“Mario”,”Rossi”, “Via Monte Napoleone 35,Milano”, 6/4/1990, “MA90RO04MI06”, “0815769164”, “<text:a xlink:href="mailto:mario@gmail.com" xlink:type="simple">mario@gmail.com</text:a>”,1)</text:p>
          </table:table-cell>
          <table:table-cell table:style-name="ce2" office:value-type="string" calcext:value-type="string">
            <text:p>Prenotazione non disponibile.</text:p>
          </table:table-cell>
          <table:table-cell table:style-name="ce2" office:value-type="string" calcext:value-type="string">
            <text:p>Prenotazione non registrata.</text:p>
          </table:table-cell>
          <table:table-cell table:style-name="ce2" office:value-type="string" calcext:value-type="string">
            <text:p>Prenotazione non disponibile.</text:p>
          </table:table-cell>
          <table:table-cell table:style-name="ce2" office:value-type="string" calcext:value-type="string">
            <text:p>Prenotazione non registrata.</text:p>
          </table:table-cell>
          <table:table-cell office:value-type="string" calcext:value-type="string">
            <text:p>NEGATIVO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RENOTAZIONE ANNULLATA SOVRAPPOSTA</text:p>
          </table:table-cell>
          <table:table-cell table:style-name="ce2" office:value-type="string" calcext:value-type="string">
            <text:p>Nel database esiste già una prenotazione annullata per l'orario specificato e non vi è nessun altra stanza disponibile.</text:p>
          </table:table-cell>
          <table:table-cell office:value-type="string" calcext:value-type="string">
            <text:p>Orario=01/11/2017 11:30; codiceAnalisi=”169-RM busto”; cliente=(“Mario”,”Rossi”, “Via Monte Napoleone 35,Milano”, 6/4/1990, “MA90RO04MI06”, “0815769164”, “<text:a xlink:href="mailto:mario@gmail.com" xlink:type="simple">mario@gmail.com</text:a>”,1)</text:p>
          </table:table-cell>
          <table:table-cell table:style-name="ce2" office:value-type="string" calcext:value-type="string">
            <text:p>Prenotazione=(id!=null, “169-RM busto”, 01/11/2017 11:30, “ASSEGNATA”,1,idStanza!=null)</text:p>
          </table:table-cell>
          <table:table-cell table:style-name="ce2" office:value-type="string" calcext:value-type="string">
            <text:p>Presenza della prenotazione registrata nel database e ritorno della prenotazione corretta con id settato (autogenerato).</text:p>
          </table:table-cell>
          <table:table-cell table:style-name="ce2" office:value-type="string" calcext:value-type="string">
            <text:p>Prenotazione=(id!=null, “169-RM busto”, 01/11/2017 11:30, “ASSEGNATA”,1,idStanza!=null)</text:p>
          </table:table-cell>
          <table:table-cell table:style-name="ce2" office:value-type="string" calcext:value-type="string">
            <text:p>Prenotazione registrata nel database e ritorno della prenotazione corretta con id autogenerato.</text:p>
          </table:table-cell>
          <table:table-cell office:value-type="string" calcext:value-type="string">
            <text:p>NEGATIVO</text:p>
          </table:table-cell>
          <table:table-cell/>
        </table:table-row>
        <table:table-row table:style-name="ro7" table:number-rows-repeated="1048569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0:37:53.438000000</meta:creation-date>
    <dc:date>2017-01-21T21:08:28.417000000</dc:date>
    <meta:editing-duration>PT15M34S</meta:editing-duration>
    <meta:editing-cycles>1</meta:editing-cycles>
    <meta:document-statistic meta:table-count="1" meta:cell-count="54" meta:object-count="0"/>
    <meta:generator>LibreOffice/5.0.2.2$Windows_x86 LibreOffice_project/37b43f919e4de5eeaca9b9755ed688758a8251fe</meta:generator>
  </office:meta>
</office:document-meta>
</file>